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_20__28_Rounded_29_" svg:stroke-width="0.035cm" svg:stroke-color="#999999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ouble_20_Dash_20__28_Rounded_29_" svg:stroke-width="0.035cm" svg:stroke-color="#808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3" draw:layer="layout" svg:width="1.587cm" svg:height="1.124cm" svg:x="14.652cm" svg:y="7.178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7.159cm">
          <draw:text-box>
            <text:p><text:span text:style-name="T1">0</text:span></text:p>
          </draw:text-box>
        </draw:frame>
        <draw:frame draw:style-name="gr5" draw:text-style-name="P4" draw:layer="layout" svg:width="12.7cm" svg:height="1.739cm" svg:x="2.905cm" svg:y="1.662cm">
          <draw:text-box>
            <text:p><text:span text:style-name="T2">mapMay :: (a -&gt; Maybe b) -&gt; Evt m a -&gt; Evt m b</text:span></text:p>
            <text:p><text:span text:style-name="T2">mapMay f evt =</text:span></text:p>
          </draw:text-box>
        </draw:frame>
        <draw:line draw:style-name="gr2" draw:text-style-name="P2" draw:layer="layout" svg:x1="3.54cm" svg:y1="7.012cm" svg:x2="3.54cm" svg:y2="4.79cm">
          <text:p/>
        </draw:line>
        <draw:line draw:style-name="gr2" draw:text-style-name="P2" draw:layer="layout" svg:x1="5.445cm" svg:y1="7.012cm" svg:x2="5.445cm" svg:y2="5.425cm">
          <text:p/>
        </draw:lin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3" draw:layer="layout" svg:width="0.635cm" svg:height="0.806cm" svg:x="9.255cm" svg:y="7.159cm">
          <draw:text-box>
            <text:p><text:span text:style-name="T1">0</text:span></text:p>
          </draw:text-box>
        </draw:frame>
        <draw:line draw:style-name="gr7" draw:text-style-name="P2" draw:layer="layout" svg:x1="11.16cm" svg:y1="7.012cm" svg:x2="11.16cm" svg:y2="7.985cm">
          <text:p/>
        </draw:line>
        <draw:line draw:style-name="gr6" draw:text-style-name="P2" draw:layer="layout" svg:x1="13.065cm" svg:y1="7.012cm" svg:x2="13.065cm" svg:y2="5.425cm">
          <text:p/>
        </draw:line>
        <draw:line draw:style-name="gr8" draw:text-style-name="P2" draw:layer="layout" svg:x1="14.335cm" svg:y1="7.012cm" svg:x2="14.335cm" svg:y2="7.985cm">
          <text:p/>
        </draw:line>
        <draw:frame draw:style-name="gr9" draw:text-style-name="P5" draw:layer="layout" svg:width="1.588cm" svg:height="0.747cm" svg:x="7.032cm" svg:y="3.408cm">
          <draw:text-box>
            <text:p><text:span text:style-name="T2">f ::</text:span></text:p>
          </draw:text-box>
        </draw:frame>
        <draw:custom-shape draw:style-name="gr10" draw:text-style-name="P6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54cm" svg:height="1.739cm" svg:x="8.937cm" svg:y="3.408cm">
          <draw:text-box>
            <text:p><text:span text:style-name="T2">-&gt; Maybe</text:span></text:p>
          </draw:text-box>
        </draw:frame>
        <draw:custom-shape draw:style-name="gr11" draw:text-style-name="P7" draw:layer="layout" svg:width="0.318cm" svg:height="0.318cm" svg:x="11.41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54cm" svg:height="1.243cm" svg:x="11.795cm" svg:y="7.377cm">
          <draw:text-box>
            <text:p><text:span text:style-name="T2">Noth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5:04:50.254091962</dc:date>
    <meta:editing-duration>PT23M14S</meta:editing-duration>
    <meta:editing-cycles>9</meta:editing-cycles>
    <meta:generator>LibreOffice/7.2.5.2.0$Linux_X86_64 LibreOffice_project/711f8d38e9451cd2fd39b6963d2a3fc166f04cb1</meta:generator>
    <meta:document-statistic meta:object-count="19"/>
  </office:meta>
</office:document-meta>
</file>